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ora Wilbur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</text:p>
      <text:p text:style-name="P6">State<text:tab/><text:tab/><text:tab/><text:tab/><text:tab/><text:tab/></text:p>
      <text:p text:style-name="P6">Country<text:tab/><text:tab/><text:tab/><text:tab/><text:tab/>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<text:tab/>(Poem.)/</text:p>
      <text:p text:style-name="P2">([)<text:span text:style-name="T2">For the Jewish Exponent</text:span><text:span text:style-name="T3">.(])/</text:span></text:p>
      <text:p text:style-name="P3">To the Rev: Dr. Sabato Morais<text:span text:style-name="T3">,/</text:span></text:p>
      <text:p text:style-name="P3">Most affectionately and respectful<text:span text:style-name="T3">-/</text:span></text:p>
      <text:p text:style-name="P3">ly dedicated, By Cora Wilburn<text:span text:style-name="T3">./</text:span></text:p>
      <text:p text:style-name="P4"><text:span text:style-name="T3">I, with the many and the mighty, come./</text:span></text:p>
      <text:p text:style-name="P4"><text:span text:style-name="T3">The Great in intellect, the tuneful strong;/</text:span></text:p>
      <text:p text:style-name="P4"><text:span text:style-name="T3">With but a true heart's simple offering,/ </text:span></text:p>
      <text:p text:style-name="P4"><text:span text:style-name="T3">And the low music of a broken song./</text:span></text:p>
      <text:p text:style-name="P4"><text:span text:style-name="T3"/></text:p>
      <text:p text:style-name="P4"><text:span text:style-name="T3">But freighted with the sweets of solitude,/</text:span></text:p>
      <text:p text:style-name="P4"><text:span text:style-name="T3">All the soul's fervencies of gratitude,/</text:span></text:p>
      <text:p text:style-name="P4"><text:span text:style-name="T3">And thoughts that dwell in heavenly regions fair,/</text:span></text:p>
      <text:p text:style-name="P4"><text:soft-page-break/><text:span text:style-name="T3">I bring to thee, thou white-winged Soul of/</text:span></text:p>
      <text:p text:style-name="P4"><text:span text:style-name="T3">prayer!/</text:span></text:p>
      <text:p text:style-name="P4"><text:span text:style-name="T3"/></text:p>
      <text:p text:style-name="P4"><text:span text:style-name="T3">Because thy spirit, 'neath the shadows cast/</text:span></text:p>
      <text:p text:style-name="P4"><text:span text:style-name="T3">Out of the ruined splendors of the past,/</text:span></text:p>
      <text:p text:style-name="P4"><text:span text:style-name="T3">Finds Faith's illumined pathway, as of yore,/</text:span></text:p>
      <text:p text:style-name="P4"><text:span text:style-name="T3">And Israel's Only God, forevermore!/</text:span></text:p>
      <text:p text:style-name="P4"><text:span text:style-name="T3"/></text:p>
      <text:p text:style-name="P4"><text:span text:style-name="T3">In ancient paths, thou Sage of Israel's fold!/</text:span></text:p>
      <text:p text:style-name="P4"><text:span text:style-name="T3">Thine eyes the light of miracle behold;/</text:span></text:p>
      <text:p text:style-name="P4"><text:span text:style-name="T3">The present marvel is </text:span>thy<text:span text:style-name="T3"> sterling grace,/</text:span></text:p>
      <text:p text:style-name="P4"><text:span text:style-name="T3">Amid the world, a world-aparted place;/</text:span></text:p>
      <text:p text:style-name="P4"><text:span text:style-name="T3"/></text:p>
      <text:p text:style-name="P4"><text:span text:style-name="T3">[Page 2]</text:span></text:p>
      <text:p text:style-name="P4"><text:span text:style-name="T3">Far from its idol-worship, lures of sin,/</text:span></text:p>
      <text:p text:style-name="P4"><text:span text:style-name="T3">A life all pure and "beautiful within"!/</text:span></text:p>
      <text:p text:style-name="P4"><text:span text:style-name="T3"/></text:p>
      <text:p text:style-name="P4"><text:span text:style-name="T3">Great with humility's crowned holiness,/</text:span></text:p>
      <text:p text:style-name="P4"><text:span text:style-name="T3">And human, world-embracing tenderness;/</text:span></text:p>
      <text:p text:style-name="P4"><text:span text:style-name="T3">I dare divine the sorrowing conflict wrought/ </text:span></text:p>
      <text:p text:style-name="P4"><text:span text:style-name="T3">In heart and soul upon the heights of thought;/</text:span></text:p>
      <text:p text:style-name="P4"><text:span text:style-name="T3">So dear is Custom, that the faithful see/</text:span></text:p>
      <text:p text:style-name="P4"><text:span text:style-name="T3">Only within its bounds, life's sanctity./</text:span></text:p>
      <text:p text:style-name="P4"><text:span text:style-name="T3"/></text:p>
      <text:p text:style-name="P4"><text:span text:style-name="T3">Brave, honored Sage! thy loving eyes behold/</text:span></text:p>
      <text:p text:style-name="P4"><text:span text:style-name="T3">More of Creation's wonders in the Old;/</text:span></text:p>
      <text:p text:style-name="P4"><text:span text:style-name="T3">Yet, in the sweetness of an outlook grand,/ </text:span></text:p>
      <text:p text:style-name="P4"><text:span text:style-name="T3">To </text:span>all<text:span text:style-name="T3"> is reached thy true, fraternal hand;/</text:span></text:p>
      <text:p text:style-name="P4"><text:span text:style-name="T3">Never denunciation's lurid sway,/</text:span></text:p>
      <text:p text:style-name="P4"><text:span text:style-name="T3">Heaven's gates of promise bar to Freedom's way;/</text:span></text:p>
      <text:p text:style-name="P4"><text:span text:style-name="T3">Keeping thy steadfast feat among the few,/</text:span></text:p>
      <text:p text:style-name="P4"><text:span text:style-name="T3">Thy name exalted stands amid the New!/</text:span></text:p>
      <text:p text:style-name="P4"><text:span text:style-name="T3"/></text:p>
      <text:p text:style-name="P4"><text:span text:style-name="T3">I cannot with the Great and tuneful strong,/</text:span></text:p>
      <text:p text:style-name="P4"><text:span text:style-name="T3">Thy meed of praise in holy Hebrew song,/</text:span></text:p>
      <text:p text:style-name="P4"><text:span text:style-name="T3">Bring with Life's high accord of melody;/</text:span></text:p>
      <text:p text:style-name="P4"><text:span text:style-name="T3">A fragmentary offering to thee,/</text:span></text:p>
      <text:p text:style-name="P4"><text:span text:style-name="T3">Heart, soul, and utterance give imperfectly./</text:span></text:p>
      <text:p text:style-name="P4"><text:span text:style-name="T3">Yet inly freighted with the Truth's demand,/</text:span></text:p>
      <text:p text:style-name="P4"><text:span text:style-name="T3">Such as the Soul </text:span>of Truth<text:span text:style-name="T3"> may understan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1:36:45.98</meta:creation-date>
    <meta:document-statistic meta:table-count="0" meta:image-count="0" meta:object-count="0" meta:page-count="3" meta:paragraph-count="107" meta:word-count="454" meta:character-count="3015"/>
    <dc:date>2012-01-25T12:05:05.94</dc:date>
    <dc:creator>Penn Libraries</dc:creator>
    <meta:editing-duration>PT00H13M09S</meta:editing-duration>
    <meta:editing-cycles>1</meta:editing-cycles>
    <meta:generator>OpenOffice.org/3.2$Win32 OpenOffice.org_project/320m12$Build-9483</meta:generator>
  </office:meta>
</office:document-meta>
</file>